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Publico" svg:font-family="Publico, cv, icons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4c89" officeooo:paragraph-rsid="00124c89"/>
    </style:style>
    <style:style style:name="P2" style:family="paragraph" style:parent-style-name="Standard">
      <style:text-properties officeooo:paragraph-rsid="00133caf"/>
    </style:style>
    <style:style style:name="P3" style:family="paragraph" style:parent-style-name="Standard">
      <style:text-properties officeooo:rsid="001aafc3" officeooo:paragraph-rsid="001aafc3"/>
    </style:style>
    <style:style style:name="P4" style:family="paragraph" style:parent-style-name="Standard">
      <style:text-properties officeooo:rsid="00295eb5" officeooo:paragraph-rsid="00295eb5"/>
    </style:style>
    <style:style style:name="P5" style:family="paragraph" style:parent-style-name="Standard">
      <style:text-properties officeooo:rsid="00295eb5" officeooo:paragraph-rsid="00133caf"/>
    </style:style>
    <style:style style:name="P6" style:family="paragraph" style:parent-style-name="Standard">
      <style:text-properties officeooo:rsid="002b088b" officeooo:paragraph-rsid="002b088b"/>
    </style:style>
    <style:style style:name="P7" style:family="paragraph" style:parent-style-name="Standard">
      <style:text-properties officeooo:rsid="002c921b" officeooo:paragraph-rsid="002c921b"/>
    </style:style>
    <style:style style:name="P8" style:family="paragraph" style:parent-style-name="Standard">
      <style:text-properties fo:color="#000000" loext:opacity="100%" style:font-name="Liberation Serif" fo:font-size="12pt" officeooo:rsid="00295eb5" officeooo:paragraph-rsid="00295eb5" style:font-size-asian="12pt" style:font-size-complex="12pt"/>
    </style:style>
    <style:style style:name="P9" style:family="paragraph" style:parent-style-name="Standard">
      <style:text-properties fo:color="#000000" loext:opacity="100%" style:font-name="Liberation Serif" fo:font-size="12pt" officeooo:rsid="002b088b" officeooo:paragraph-rsid="002b088b" style:font-size-asian="12pt" style:font-size-complex="12pt"/>
    </style:style>
    <style:style style:name="P10" style:family="paragraph" style:parent-style-name="Standard">
      <style:text-properties fo:color="#000000" loext:opacity="100%" style:font-name="Liberation Serif" fo:font-size="12pt" officeooo:rsid="002c921b" officeooo:paragraph-rsid="002c921b" style:font-size-asian="12pt" style:font-size-complex="12pt"/>
    </style:style>
    <style:style style:name="P11" style:family="paragraph" style:parent-style-name="Standard">
      <style:text-properties fo:color="#000000" loext:opacity="100%" style:font-name="Liberation Serif" fo:font-size="12pt" officeooo:paragraph-rsid="002c921b" style:font-size-asian="12pt" style:font-size-complex="12pt"/>
    </style:style>
    <style:style style:name="P12" style:family="paragraph" style:parent-style-name="Standard">
      <style:text-properties officeooo:paragraph-rsid="002c921b"/>
    </style:style>
    <style:style style:name="T1" style:family="text">
      <style:text-properties officeooo:rsid="001ca7c9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inleitung </text:p>
      <text:p text:style-name="P1"/>
      <text:p text:style-name="Standard">Heutzutage ist die Menschheit darauf fokussiert, die komplette Welt zu digitalisieren. Dabei existiert ein Grundsatz, <text:bookmark text:name="decorator-corrected-entity-id-10"/>alles, was digitalisiert werden kann, soll digitalisiert werden. Um dies zu realisieren, ist es von Nöten, überall Hardware und Software zu verbinden. Sei es nun das Handy, mit <text:bookmark text:name="decorator-corrected-entity-id-19"/>welchem durch nur einem klick die Bankdaten angezeigt werden können, oder ein selbstfahrendes Auto, welches einen Anwender selbstständig zum Ziel fährt. Dies sind nur <text:bookmark text:name="decorator-corrected-entity-id-27"/>zwei <text:bookmark text:name="decorator-corrected-entity-id-34"/>bespiele von einer unendlich langen Liste. Hinter diesen <text:bookmark text:name="decorator-corrected-entity-id-40"/>technischen Wundern stecken meist mehrere Tausend kleiner Mikrocomputern un<text:bookmark text:name="decorator-corrected-entity-id-45"/>d Mikrocontrollern, die dann mittels Software zusammen interagieren. Die Kombination dieser <text:bookmark text:name="decorator-corrected-entity-id-49"/>zwei <text:bookmark text:name="decorator-corrected-entity-id-52"/>Komponenten werden durch den Oberbegriff „<text:bookmark text:name="decorator-ignored-entity-id-54"/>Embedded System“ oder auch zu Deutsch ein „Eingebettetes System“ definiert.</text:p>
      <text:p text:style-name="P2"/>
      <text:p text:style-name="P3">Embedded Systems können dabei grundsätzlich zwischen zwei Plattformen unterschieden werden:</text:p>
      <text:p text:style-name="P3"/>
      <text:p text:style-name="P3">- Deepl<text:span text:style-name="T1">y Embedded System</text:span></text:p>
      <text:p text:style-name="P3">- <text:span text:style-name="T1">Open Embedded System</text:span></text:p>
      <text:p text:style-name="P5"/>
      <text:p text:style-name="P8">Deeply<text:span text:style-name="T2"> </text:span>Embedded<text:span text:style-name="T2"> </text:span><text:span text:style-name="T3">Systems sind die wesentlichen </text:span><text:bookmark text:name="decorator-corrected-entity-id-65"/><text:span text:style-name="T3">Bausteine</text:span><text:span text:style-name="T2"> </text:span><text:span text:style-name="T3">des Internet </text:span>of<text:span text:style-name="T2"> </text:span><text:span text:style-name="T3">Things[1]. Die </text:span><text:bookmark text:name="decorator-corrected-entity-id-73"/><text:span text:style-name="T3">Anwendung, die</text:span><text:span text:style-name="T2"> </text:span><text:span text:style-name="T3">bei </text:span>Deeply<text:span text:style-name="T2"> </text:span>Embedded<text:span text:style-name="T2"> </text:span><text:span text:style-name="T3">Systems implementiert wird, basiert auf speziell angepassten Echtzeitbetriebssystemen, den Programmiersprachen C oder C++ und ganz speziellen GUI-Frameworks wie zum Beispiel </text:span>TouchGFX<text:span text:style-name="T3">.</text:span> </text:p>
      <text:p text:style-name="P4"/>
      <text:p text:style-name="P4"/>
      <text:p text:style-name="P9"><text:span text:style-name="T3">Anders als bei den </text:span>Deeply<text:span text:style-name="T2"> </text:span>Embedded<text:span text:style-name="T2"> </text:span><text:span text:style-name="T3">Systems, die sehr auf speziellen Technologien aufbauen, bieten Open </text:span>Embedded<text:span text:style-name="T2"> </text:span><text:span text:style-name="T3">Systems eine höhere Flexibilität in Sachen Technologien an. Dem Programmierer ist also die Möglichkeit gegeben, unterschiedliche Technologien sowohl als auch unterschiedliche Programmiersprachen zu </text:span><text:bookmark text:name="decorator-corrected-entity-id-87"/><text:span text:style-name="T3">verwenden. Dort gilt </text:span><text:bookmark text:name="decorator-corrected-entity-id-94"/><text:span text:style-name="T3">bis dato</text:span><text:span text:style-name="T2"> </text:span><text:span text:style-name="T3">die Kombination von C++ und </text:span>Qt<text:span text:style-name="T2"> </text:span><text:span text:style-name="T3">für </text:span>GUI-lastige<text:span text:style-name="T2"> </text:span><text:span text:style-name="T3">Systeme als „State of the Art“.</text:span> </text:p>
      <text:p text:style-name="P6"/>
      <text:p text:style-name="P10"><text:span text:style-name="T3">Die Konstellation zwischen C++ und </text:span>Qt<text:span text:style-name="T2"> </text:span><text:span text:style-name="T3">hat bislang auch </text:span><text:bookmark text:name="decorator-corrected-entity-id-104"/><text:span text:style-name="T3">funktioniert, jedoch kommt dieser Ansatz auch mit Problemen mit sich, denn die höheren Entwicklungszeiten für die Entwicklung von C++ </text:span><text:bookmark text:name="decorator-corrected-entity-id-108"/><text:span text:style-name="T3">Anwendungen sowie</text:span><text:span text:style-name="T2"> </text:span><text:span text:style-name="T3">die geringe Verfügbarkeit von Experten auf dem </text:span><text:bookmark text:name="decorator-corrected-entity-id-111"/><text:span text:style-name="T3">Arbeitsmarkt sorgen</text:span><text:span text:style-name="T2"> </text:span><text:span text:style-name="T3">für schlechtere Qualität und längere Produktionszeiten.</text:span> </text:p>
      <text:p text:style-name="P7"/>
      <text:p text:style-name="P11"><text:span text:style-name="T3">Um diesen Problemen zu entgegnen, soll in dieser Abschlussarbeit ein anderer Ansatz betrachtet werden. Und zwar könnten sowohl die Anwendungsschicht als auch die Persistenzschicht als </text:span>.Net<text:span text:style-name="T2"> </text:span><text:span text:style-name="T3">Core Anwendungen implementiert werden. Als GUI-Technologie soll dabei die neue </text:span><text:bookmark text:name="decorator-corrected-entity-id-120"/><text:span text:style-name="T3">Microsofttechnologie</text:span><text:span text:style-name="T2"> </text:span><text:span text:style-name="T3">namens „</text:span>Blazor<text:span text:style-name="T2">“ </text:span><text:span text:style-name="T3">als </text:span>Qt<text:span text:style-name="T2"> </text:span><text:span text:style-name="T3">Ersatz zum Einsatz kommen. Somit kann erreicht werden, die komplette </text:span><text:bookmark text:name="decorator-corrected-entity-id-127"/><text:span text:style-name="T3">Codebasis</text:span><text:span text:style-name="T2"> </text:span><text:span text:style-name="T3">mit </text:span>.Net<text:span text:style-name="T2"> </text:span><text:span text:style-name="T3">Core auszutauschen und eine Programmier-freundlichere Umgebung für Entwickler im Open </text:span>Embedded<text:span text:style-name="T2"> </text:span><text:span text:style-name="T3">Systems zu erschaffen.</text:span>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Publico" svg:font-family="Publico, cv, icons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9T10:04:16.769000000</meta:creation-date>
    <dc:date>2021-11-05T14:00:20.623000000</dc:date>
    <meta:editing-duration>PT1H44M8S</meta:editing-duration>
    <meta:editing-cycles>7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9" meta:word-count="339" meta:character-count="2534" meta:non-whitespace-character-count="2199"/>
  </office:meta>
</office:document-meta>
</file>